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officeooo:rsid="001bf264" officeooo:paragraph-rsid="001bf264" style:font-size-asian="13.1000003814697pt" style:font-size-complex="15pt"/>
    </style:style>
    <style:style style:name="P3" style:family="paragraph" style:parent-style-name="Standard">
      <style:text-properties fo:font-size="15pt" fo:language="en" fo:country="US" officeooo:rsid="00218d68" officeooo:paragraph-rsid="00218d68" style:font-size-asian="13.1000003814697pt" style:font-size-complex="15pt"/>
    </style:style>
    <style:style style:name="P4" style:family="paragraph" style:parent-style-name="Standard">
      <style:text-properties fo:font-size="15pt" fo:language="en" fo:country="US" officeooo:rsid="0023535b" officeooo:paragraph-rsid="0023535b" style:font-size-asian="13.1000003814697pt" style:font-size-complex="15pt"/>
    </style:style>
    <style:style style:name="P5" style:family="paragraph" style:parent-style-name="Standard">
      <style:text-properties fo:font-size="15pt" fo:language="en" fo:country="US" officeooo:rsid="002b33b6" officeooo:paragraph-rsid="002b33b6" style:font-size-asian="13.1000003814697pt" style:font-size-complex="15pt"/>
    </style:style>
    <style:style style:name="P6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officeooo:rsid="002b33b6" officeooo:paragraph-rsid="002b33b6" style:font-size-asian="13.1000003814697pt" style:font-size-complex="15pt"/>
    </style:style>
    <style:style style:name="T1" style:family="text">
      <style:text-properties officeooo:rsid="001fc128"/>
    </style:style>
    <style:style style:name="T2" style:family="text">
      <style:text-properties officeooo:rsid="00251c31"/>
    </style:style>
    <style:style style:name="T3" style:family="text">
      <style:text-properties officeooo:rsid="0028c828"/>
    </style:style>
    <style:style style:name="T4" style:family="text">
      <style:text-properties fo:font-size="15pt" fo:font-weight="bold" officeooo:rsid="0028c828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Name : Panneerselvam N</text:span></text:p>
      <text:p text:style-name="P6"><text:tab/><text:tab/><text:span text:style-name="T3">Role : Research Intern – Inspect</text:span></text:p>
      <text:p text:style-name="P6"><text:tab/><text:tab/><text:span text:style-name="T3">Date : 30/06/2021</text:span></text:p>
      <text:p text:style-name="P1"/>
      <text:p text:style-name="P1"/>
      <text:p text:style-name="P2">Today i had tried to implementing PP-Yolo . In last week I had worked with Yolo v4 , which is already available <text:span text:style-name="T1">in </text:span>git repository <text:span text:style-name="T1">(AI Guy)</text:span>. So , I will take <text:span text:style-name="T1">that repository as my reference and start working on implementing PP-Yolo using TensorFlow .</text:span></text:p>
      <text:p text:style-name="P2"/>
      <text:p text:style-name="P3">Today I had completed the following part of PP-Yolo:</text:p>
      <text:p text:style-name="P3"/>
      <text:p text:style-name="P3">1. ResNet-50 (Backbone)</text:p>
      <text:p text:style-name="P3">2. FPN (Neck)</text:p>
      <text:p text:style-name="P3">3. SPP(Spatial Pyramid Pooling )</text:p>
      <text:p text:style-name="P3"/>
      <text:p text:style-name="P4">While coding I had faced lots errors <text:span text:style-name="T2">and after fixed</text:span>, finally implemented Backbone and Neck part <text:s/><text:span text:style-name="T2">pp- yolo.</text:span></text:p>
      <text:p text:style-name="P4"/>
      <text:p text:style-name="P5">GitHub link : <text:a xlink:type="simple" xlink:href="https://github.com/Panneer003/Aero2astro_code.git" text:style-name="Internet_20_link" text:visited-style-name="Visited_20_Internet_20_Link">https://github.com/Panneer003/Aero2astro_code.git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3:44.695385384</meta:creation-date>
    <meta:generator>LibreOffice/6.4.7.2$Linux_X86_64 LibreOffice_project/40$Build-2</meta:generator>
    <dc:date>2021-06-30T23:42:41.391193846</dc:date>
    <meta:editing-duration>PT57M21S</meta:editing-duration>
    <meta:editing-cycles>9</meta:editing-cycles>
    <meta:document-statistic meta:table-count="0" meta:image-count="0" meta:object-count="0" meta:page-count="1" meta:paragraph-count="10" meta:word-count="100" meta:character-count="616" meta:non-whitespace-character-count="518"/>
  </office:meta>
</office:document-meta>
</file>